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42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6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5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6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5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78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3.5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4.04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 style:writing-mode="lr-tb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loext:graphic-properties draw:fill="none" draw:fill-color="#ffffff"/>
      <style:text-properties style:font-name="Vazirmatn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Training</text:span></text:p>
          <text:p text:style-name="P1"><text:span text:style-name="T1">OR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54cm" svg:y1="8.018cm" svg:x2="9.354cm" svg:y2="10.558cm">
          <text:p/>
        </draw:line>
        <draw:line draw:style-name="gr2" draw:text-style-name="P3" draw:layer="layout" svg:x1="9.354cm" svg:y1="17.492cm" svg:x2="9.354cm" svg:y2="14.952cm">
          <text:p/>
        </draw:line>
        <draw:line draw:style-name="gr2" draw:text-style-name="P3" draw:layer="layout" svg:x1="11.914cm" svg:y1="12.702cm" svg:x2="14.454cm" svg:y2="12.702cm">
          <text:p/>
        </draw:line>
        <draw:frame draw:style-name="gr3" draw:text-style-name="P4" draw:layer="layout" svg:width="2.928cm" svg:height="1.246cm" svg:x="7.958cm" svg:y="6.782cm">
          <draw:text-box>
            <text:p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style-name="gr4" draw:text-style-name="P4" draw:layer="layout" svg:width="3.145cm" svg:height="1.246cm" svg:x="7.848cm" svg:y="17.5cm">
          <draw:text-box>
            <text:p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/text:p>
          </draw:text-box>
        </draw:frame>
        <draw:frame draw:style-name="gr5" draw:text-style-name="P4" draw:layer="layout" svg:width="2.062cm" svg:height="1.246cm" svg:x="14.625cm" svg:y="12.151cm">
          <draw:text-box>
            <text:p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6" draw:text-style-name="P4" draw:layer="layout" svg:width="2.138cm" svg:height="1.246cm" svg:x="14.025cm" svg:y="10.251cm">
          <draw:text-box>
            <text:p><text:span text:style-name="T1">S</text:span><text:span text:style-name="T1">p</text:span><text:span text:style-name="T1">a</text:span><text:span text:style-name="T1">m</text:span></text:p>
          </draw:text-box>
        </draw:frame>
        <draw:line draw:style-name="gr2" draw:text-style-name="P3" draw:layer="layout" svg:x1="4.314cm" svg:y1="12.802cm" svg:x2="6.854cm" svg:y2="12.802cm">
          <text:p/>
        </draw:line>
        <draw:frame draw:style-name="gr7" draw:text-style-name="P4" draw:layer="layout" svg:width="3.087cm" svg:height="1.246cm" svg:x="1.125cm" svg:y="12.151cm">
          <draw:text-box>
            <text:p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8" draw:text-style-name="P4" draw:layer="layout" svg:width="3.282cm" svg:height="1.246cm" svg:x="14.125cm" svg:y="13.551cm">
          <draw:text-box>
            <text:p><text:span text:style-name="T1">N</text:span><text:span text:style-name="T1">o</text:span><text:span text:style-name="T1">t </text:span><text:span text:style-name="T1">s</text:span><text:span text:style-name="T1">p</text:span><text:span text:style-name="T1">a</text:span><text:span text:style-name="T1">m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5" draw:text-style-name="P4" draw:layer="layout" svg:width="2.062cm" svg:height="1.246cm" svg:x="14.025cm" svg:y="10.251cm">
          <draw:text-box>
            <text:p><text:span text:style-name="T1">N</text:span><text:span text:style-name="T1">o</text:span><text:span text:style-name="T1">n</text:span><text:span text:style-name="T1">e</text:span></text:p>
          </draw:text-box>
        </draw:frame>
        <draw:line draw:style-name="gr2" draw:text-style-name="P3" draw:layer="layout" svg:x1="5.227cm" svg:y1="12.802cm" svg:x2="6.954cm" svg:y2="12.802cm">
          <text:p/>
        </draw:line>
        <draw:frame draw:style-name="gr9" draw:text-style-name="P4" draw:layer="layout" svg:width="4.02cm" svg:height="1.246cm" svg:x="1.125cm" svg:y="12.151cm">
          <draw:text-box>
            <text:p><text:span text:style-name="T1">C</text:span><text:span text:style-name="T1">h</text:span><text:span text:style-name="T1">e</text:span><text:span text:style-name="T1">s</text:span><text:span text:style-name="T1">t </text:span><text:span text:style-name="T1">X</text:span><text:span text:style-name="T1">-</text:span><text:span text:style-name="T1">R</text:span><text:span text:style-name="T1">a</text:span><text:span text:style-name="T1">y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8" draw:text-style-name="P4" draw:layer="layout" svg:width="3.282cm" svg:height="1.246cm" svg:x="14.125cm" svg:y="13.551cm">
          <draw:text-box>
            <text:p><text:span text:style-name="T1">N</text:span><text:span text:style-name="T1">o</text:span><text:span text:style-name="T1">t </text:span><text:span text:style-name="T1">s</text:span><text:span text:style-name="T1">p</text:span><text:span text:style-name="T1">a</text:span><text:span text:style-name="T1">m</text:span></text:p>
          </draw:text-box>
        </draw:frame>
        <draw:frame draw:style-name="gr5" draw:text-style-name="P4" draw:layer="layout" svg:width="2.062cm" svg:height="1.246cm" svg:x="14.025cm" svg:y="11.051cm">
          <draw:text-box>
            <text:p><text:span text:style-name="T1">L</text:span><text:span text:style-name="T1">o</text:span><text:span text:style-name="T1">w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4.127cm" svg:height="3.81cm" svg:x="7.35cm" svg:y="2.81cm"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4cm" svg:y1="3.405cm" svg:x2="6.58cm" svg:y2="4.269cm">
          <text:p/>
        </draw:line>
        <draw:frame draw:style-name="gr9" draw:text-style-name="P4" draw:layer="layout" svg:width="4.02cm" svg:height="1.246cm" svg:x="2.612cm" svg:y="2.549cm">
          <draw:text-box>
            <text:p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9" draw:text-style-name="P4" draw:layer="layout" svg:width="4.02cm" svg:height="1.246cm" svg:x="2.27cm" svg:y="5.924cm">
          <draw:text-box>
            <text:p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style-name="gr10" draw:text-style-name="P4" draw:layer="layout" svg:width="4.545cm" svg:height="1.246cm" svg:x="13.325cm" svg:y="4.051cm">
          <draw:text-box>
            <text:p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line draw:style-name="gr2" draw:text-style-name="P3" draw:layer="layout" svg:x1="5.085cm" svg:y1="6.269cm" svg:x2="6.581cm" svg:y2="5.405cm">
          <text:p/>
        </draw:line>
        <draw:line draw:style-name="gr2" draw:text-style-name="P3" draw:layer="layout" svg:x1="11.669cm" svg:y1="4.637cm" svg:x2="13.396cm" svg:y2="4.637cm">
          <text:p/>
        </draw:line>
        <draw:custom-shape draw:style-name="gr1" draw:text-style-name="P2" draw:layer="layout" svg:width="4.127cm" svg:height="3.81cm" svg:x="7.35cm" svg:y="9.811cm">
          <text:p text:style-name="P1"><text:span text:style-name="T1">Real System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545cm" svg:height="1.246cm" svg:x="13.125cm" svg:y="11.072cm">
          <draw:text-box>
            <text:p><text:span text:style-name="T1">y</text:span></text:p>
          </draw:text-box>
        </draw:frame>
        <draw:line draw:style-name="gr2" draw:text-style-name="P3" draw:layer="layout" svg:x1="11.494cm" svg:y1="11.698cm" svg:x2="13.221cm" svg:y2="11.698cm">
          <text:p/>
        </draw:line>
        <draw:custom-shape draw:style-name="gr1" draw:text-style-name="P2" xml:id="id2" draw:id="id2" draw:layer="layout" svg:width="4.127cm" svg:height="3.81cm" svg:x="7.35cm" svg:y="14.811cm">
          <text:p text:style-name="P1"><text:span text:style-name="T1">Digital Twin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5.619cm" svg:y1="11.638cm" svg:x2="7.346cm" svg:y2="11.638cm">
          <text:p/>
        </draw:line>
        <draw:connector draw:style-name="gr11" draw:text-style-name="P5" draw:layer="layout" svg:x1="6.482cm" svg:y1="11.638cm" svg:x2="7.35cm" svg:y2="16.716cm" draw:start-shape="id1" draw:start-glue-point="0" draw:end-shape="id2" draw:end-glue-point="3" svg:d="M6482 11638v5078h868" svg:viewBox="0 0 869 5079">
          <text:p/>
        </draw:connector>
        <draw:frame draw:style-name="gr10" draw:text-style-name="P4" draw:layer="layout" svg:width="4.545cm" svg:height="1.246cm" svg:x="13.125cm" svg:y="16.112cm">
          <draw:text-box>
            <text:p><text:span text:style-name="T1">y</text:span></text:p>
          </draw:text-box>
        </draw:frame>
        <draw:line draw:style-name="gr2" draw:text-style-name="P3" draw:layer="layout" svg:x1="11.494cm" svg:y1="16.738cm" svg:x2="13.221cm" svg:y2="16.738cm">
          <text:p/>
        </draw:line>
        <draw:frame draw:style-name="gr10" draw:text-style-name="P4" draw:layer="layout" svg:width="4.545cm" svg:height="1.246cm" svg:x="4.881cm" svg:y="11.032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10-14T06:54:16.995151436</dc:date>
    <meta:editing-duration>PT4H21M55S</meta:editing-duration>
    <meta:editing-cycles>11</meta:editing-cycles>
    <meta:generator>LibreOffice/24.8.1.2$Linux_X86_64 LibreOffice_project/480$Build-2</meta:generator>
    <meta:document-statistic meta:object-count="38"/>
  </office:meta>
</office:document-meta>
</file>